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rsid="000d2c06" officeooo:paragraph-rsid="000d2c06"/>
    </style:style>
    <style:style style:name="P3" style:family="paragraph" style:parent-style-name="Standard">
      <style:text-properties fo:color="#000000"/>
    </style:style>
    <style:style style:name="P4" style:family="paragraph" style:parent-style-name="Standard">
      <style:text-properties fo:color="#000000" style:text-underline-style="none"/>
    </style:style>
    <style:style style:name="P5" style:family="paragraph" style:parent-style-name="Standard">
      <style:text-properties fo:color="#000000" fo:language="en" fo:country="US" style:text-underline-style="none"/>
    </style:style>
    <style:style style:name="P6" style:family="paragraph" style:parent-style-name="Standard">
      <style:text-properties fo:color="#000000" fo:language="en" fo:country="US" style:text-underline-style="none" officeooo:rsid="0014f40a" officeooo:paragraph-rsid="0014f40a"/>
    </style:style>
    <style:style style:name="P7" style:family="paragraph" style:parent-style-name="Standard">
      <style:text-properties fo:color="#000000" fo:language="en" fo:country="US" style:text-underline-style="none" officeooo:rsid="0016dabd" officeooo:paragraph-rsid="0016dabd"/>
    </style:style>
    <style:style style:name="P8" style:family="paragraph" style:parent-style-name="Standard">
      <style:text-properties fo:color="#000000" fo:language="en" fo:country="US" style:text-underline-style="none" officeooo:rsid="002feb29" officeooo:paragraph-rsid="00387de6"/>
    </style:style>
    <style:style style:name="P9" style:family="paragraph" style:parent-style-name="Standard">
      <style:text-properties fo:color="#000000" fo:language="en" fo:country="US" style:text-underline-style="none" officeooo:rsid="0039be43" officeooo:paragraph-rsid="0039be43"/>
    </style:style>
    <style:style style:name="P10" style:family="paragraph" style:parent-style-name="Standard">
      <style:text-properties fo:color="#000000" fo:language="en" fo:country="none" style:text-underline-style="none"/>
    </style:style>
    <style:style style:name="P11" style:family="paragraph" style:parent-style-name="Standard">
      <style:text-properties fo:color="#000000" officeooo:rsid="003dc812" officeooo:paragraph-rsid="003dc812"/>
    </style:style>
    <style:style style:name="P12" style:family="paragraph" style:parent-style-name="Standard">
      <style:text-properties fo:color="#000000" fo:font-weight="bold" officeooo:rsid="005b0bf8" officeooo:paragraph-rsid="005b0bf8" style:font-weight-asian="bold" style:font-weight-complex="bold"/>
    </style:style>
    <style:style style:name="P13" style:family="paragraph" style:parent-style-name="Standard">
      <style:text-properties fo:color="#000000" fo:font-weight="bold" officeooo:rsid="008d8f3e" officeooo:paragraph-rsid="008d8f3e" style:font-weight-asian="bold" style:font-weight-complex="bold"/>
    </style:style>
    <style:style style:name="P14" style:family="paragraph" style:parent-style-name="Standard">
      <style:text-properties fo:color="#000000" fo:font-weight="bold" officeooo:rsid="0044f04b" officeooo:paragraph-rsid="0044f04b" style:font-weight-asian="bold" style:font-weight-complex="bold"/>
    </style:style>
    <style:style style:name="P15" style:family="paragraph" style:parent-style-name="Standard">
      <style:text-properties fo:color="#000000" fo:font-weight="bold" officeooo:rsid="009eed99" officeooo:paragraph-rsid="009eed99" style:font-weight-asian="bold" style:font-weight-complex="bold"/>
    </style:style>
    <style:style style:name="P16" style:family="paragraph" style:parent-style-name="Standard">
      <style:text-properties fo:color="#000000" officeooo:rsid="0054b363" officeooo:paragraph-rsid="0054b363"/>
    </style:style>
    <style:style style:name="P17" style:family="paragraph" style:parent-style-name="Standard">
      <style:text-properties fo:color="#000000" officeooo:rsid="0055fa11" officeooo:paragraph-rsid="0056c316"/>
    </style:style>
    <style:style style:name="P18" style:family="paragraph" style:parent-style-name="Standard">
      <style:text-properties fo:color="#000000" officeooo:rsid="0058b3e6" officeooo:paragraph-rsid="00594da8"/>
    </style:style>
    <style:style style:name="P19" style:family="paragraph" style:parent-style-name="Standard">
      <style:text-properties fo:color="#000000" officeooo:rsid="005babab" officeooo:paragraph-rsid="005e26d4"/>
    </style:style>
    <style:style style:name="P20" style:family="paragraph" style:parent-style-name="Standard">
      <style:text-properties fo:color="#000000" officeooo:rsid="006290da"/>
    </style:style>
    <style:style style:name="P21" style:family="paragraph" style:parent-style-name="Standard">
      <style:text-properties fo:color="#000000" officeooo:rsid="006290da" officeooo:paragraph-rsid="00695421"/>
    </style:style>
    <style:style style:name="P22" style:family="paragraph" style:parent-style-name="Standard">
      <style:text-properties fo:color="#000000" fo:font-style="italic" officeooo:rsid="008db68f" officeooo:paragraph-rsid="008db68f" style:font-style-asian="italic" style:font-style-complex="italic"/>
    </style:style>
    <style:style style:name="P23" style:family="paragraph" style:parent-style-name="Standard">
      <style:text-properties fo:color="#000000" fo:font-style="italic" officeooo:rsid="008e3828" officeooo:paragraph-rsid="008e3828" style:font-style-asian="italic" style:font-style-complex="italic"/>
    </style:style>
    <style:style style:name="P24" style:family="paragraph" style:parent-style-name="Standard">
      <style:text-properties fo:color="#000000" fo:font-style="italic" officeooo:rsid="00653c3a" officeooo:paragraph-rsid="00695421" style:font-style-asian="italic" style:font-style-complex="italic"/>
    </style:style>
    <style:style style:name="P25" style:family="paragraph" style:parent-style-name="Standard">
      <style:text-properties fo:color="#000000" officeooo:rsid="006b7058" officeooo:paragraph-rsid="006b7058"/>
    </style:style>
    <style:style style:name="P26" style:family="paragraph" style:parent-style-name="Standard">
      <style:text-properties fo:color="#000000" officeooo:rsid="0079f672" officeooo:paragraph-rsid="007f6e19"/>
    </style:style>
    <style:style style:name="P27" style:family="paragraph" style:parent-style-name="Standard">
      <style:text-properties fo:color="#000000" officeooo:rsid="008d8f3e" officeooo:paragraph-rsid="008d8f3e"/>
    </style:style>
    <style:style style:name="P28" style:family="paragraph" style:parent-style-name="Standard">
      <style:text-properties fo:color="#000000" fo:font-style="normal" fo:font-weight="bold" officeooo:rsid="008f2dfe" officeooo:paragraph-rsid="008f2dfe" style:font-style-asian="normal" style:font-weight-asian="bold" style:font-style-complex="normal" style:font-weight-complex="bold"/>
    </style:style>
    <style:style style:name="P29" style:family="paragraph" style:parent-style-name="Standard">
      <style:text-properties fo:color="#000000" fo:font-style="normal" fo:font-weight="normal" officeooo:rsid="0090e424" officeooo:paragraph-rsid="0090e424" style:font-style-asian="normal" style:font-weight-asian="normal" style:font-style-complex="normal" style:font-weight-complex="normal"/>
    </style:style>
    <style:style style:name="P30" style:family="paragraph" style:parent-style-name="Standard">
      <style:text-properties fo:color="#000000" fo:font-style="normal" fo:font-weight="normal" officeooo:rsid="00920ad4" officeooo:paragraph-rsid="00920ad4" style:font-style-asian="normal" style:font-weight-asian="normal" style:font-style-complex="normal" style:font-weight-complex="normal"/>
    </style:style>
    <style:style style:name="P31" style:family="paragraph" style:parent-style-name="Standard">
      <style:text-properties fo:color="#000000" fo:font-style="normal" fo:font-weight="normal" officeooo:rsid="009541ac" officeooo:paragraph-rsid="009541ac" style:font-style-asian="normal" style:font-weight-asian="normal" style:font-style-complex="normal" style:font-weight-complex="normal"/>
    </style:style>
    <style:style style:name="P32" style:family="paragraph" style:parent-style-name="Standard">
      <style:text-properties fo:color="#000000" fo:font-style="normal" officeooo:rsid="007592cf" officeooo:paragraph-rsid="007921af" style:font-style-asian="normal" style:font-style-complex="normal"/>
    </style:style>
    <style:style style:name="P33" style:family="paragraph" style:parent-style-name="Standard">
      <style:text-properties fo:color="#000000" officeooo:rsid="00594da8" officeooo:paragraph-rsid="00594da8"/>
    </style:style>
    <style:style style:name="P34" style:family="paragraph" style:parent-style-name="Standard">
      <style:text-properties fo:color="#000000" officeooo:rsid="00a3f020" officeooo:paragraph-rsid="00a3f020"/>
    </style:style>
    <style:style style:name="P35" style:family="paragraph" style:parent-style-name="Standard">
      <style:text-properties fo:color="#000000" officeooo:rsid="00a5923b" officeooo:paragraph-rsid="00a5923b"/>
    </style:style>
    <style:style style:name="P36" style:family="paragraph" style:parent-style-name="Standard">
      <style:text-properties officeooo:paragraph-rsid="0012edc0"/>
    </style:style>
    <style:style style:name="P37" style:family="paragraph" style:parent-style-name="Standard">
      <style:text-properties officeooo:paragraph-rsid="0016dabd"/>
    </style:style>
    <style:style style:name="P38" style:family="paragraph" style:parent-style-name="Standard">
      <style:text-properties fo:font-style="italic" style:font-style-asian="italic" style:font-style-complex="italic"/>
    </style:style>
    <style:style style:name="P39" style:family="paragraph" style:parent-style-name="Standard">
      <style:text-properties fo:font-style="italic" officeooo:rsid="009a0e6c" officeooo:paragraph-rsid="009a0e6c" style:font-style-asian="italic" style:font-style-complex="italic"/>
    </style:style>
    <style:style style:name="P40" style:family="paragraph" style:parent-style-name="Standard">
      <style:text-properties fo:color="#000000" officeooo:rsid="008d8f3e" officeooo:paragraph-rsid="008d8f3e"/>
    </style:style>
    <style:style style:name="P41" style:family="paragraph" style:parent-style-name="Standard">
      <style:text-properties fo:color="#000000" officeooo:rsid="00a9cf36" officeooo:paragraph-rsid="00a9cf36"/>
    </style:style>
    <style:style style:name="T1" style:family="text">
      <style:text-properties fo:font-variant="normal" fo:text-transform="none" fo:color="#000000" style:font-name="sans-serif" fo:font-size="9pt" fo:letter-spacing="normal" fo:language="en" fo:country="none" fo:font-style="normal" style:text-underline-style="none" fo:font-weight="normal"/>
    </style:style>
    <style:style style:name="T2" style:family="text">
      <style:text-properties fo:font-variant="normal" fo:text-transform="none" fo:color="#000000" style:font-name="sans-serif" fo:font-size="9pt" fo:letter-spacing="normal" fo:font-style="normal" fo:font-weight="normal"/>
    </style:style>
    <style:style style:name="T3" style:family="text">
      <style:text-properties fo:font-variant="normal" fo:text-transform="none" fo:color="#000000" style:font-name="sans-serif" fo:font-size="9pt" fo:letter-spacing="normal" fo:font-style="normal" fo:font-weight="bold"/>
    </style:style>
    <style:style style:name="T4" style:family="text">
      <style:text-properties fo:font-variant="normal" fo:text-transform="none" fo:color="#000000" style:font-name="sans-serif" fo:font-size="9pt" fo:letter-spacing="normal" fo:font-style="normal" fo:font-weight="bold" officeooo:rsid="001f1cde"/>
    </style:style>
    <style:style style:name="T5" style:family="text">
      <style:text-properties fo:language="en" fo:country="US"/>
    </style:style>
    <style:style style:name="T6" style:family="text">
      <style:text-properties fo:language="en" fo:country="US" officeooo:rsid="002a6b06"/>
    </style:style>
    <style:style style:name="T7" style:family="text">
      <style:text-properties fo:color="#000000" style:text-underline-style="none"/>
    </style:style>
    <style:style style:name="T8" style:family="text">
      <style:text-properties fo:color="#000000" style:text-underline-style="none" officeooo:rsid="0013282e"/>
    </style:style>
    <style:style style:name="T9" style:family="text">
      <style:text-properties fo:color="#000000" fo:language="en" fo:country="none" style:text-underline-style="none"/>
    </style:style>
    <style:style style:name="T10" style:family="text">
      <style:text-properties fo:color="#000000" fo:language="en" fo:country="none" style:text-underline-style="none" officeooo:rsid="0012edc0"/>
    </style:style>
    <style:style style:name="T11" style:family="text">
      <style:text-properties fo:color="#000000" fo:language="en" fo:country="none" style:text-underline-style="none" officeooo:rsid="00124b6d"/>
    </style:style>
    <style:style style:name="T12" style:family="text">
      <style:text-properties fo:color="#000000" fo:language="en" fo:country="none" style:text-underline-style="none" officeooo:rsid="0013282e"/>
    </style:style>
    <style:style style:name="T13" style:family="text">
      <style:text-properties fo:color="#000000" fo:language="en" fo:country="US" style:text-underline-style="none" officeooo:rsid="001f1cde"/>
    </style:style>
    <style:style style:name="T14" style:family="text">
      <style:text-properties fo:color="#000000" fo:language="en" fo:country="US" style:text-underline-style="none" officeooo:rsid="002603cd"/>
    </style:style>
    <style:style style:name="T15" style:family="text">
      <style:text-properties fo:color="#000000" fo:language="en" fo:country="US" style:text-underline-style="none" officeooo:rsid="002a6b06"/>
    </style:style>
    <style:style style:name="T16" style:family="text">
      <style:text-properties fo:color="#000000" fo:language="en" fo:country="US" style:text-underline-style="none" officeooo:rsid="0023f438"/>
    </style:style>
    <style:style style:name="T17" style:family="text">
      <style:text-properties fo:color="#000000" fo:language="en" fo:country="US" style:text-underline-style="none" officeooo:rsid="002402cf"/>
    </style:style>
    <style:style style:name="T18" style:family="text">
      <style:text-properties fo:color="#000000" fo:language="en" fo:country="US" style:text-underline-style="none" officeooo:rsid="0025d709"/>
    </style:style>
    <style:style style:name="T19" style:family="text">
      <style:text-properties fo:color="#000000" fo:language="en" fo:country="US" style:text-underline-style="none" officeooo:rsid="002b08e0"/>
    </style:style>
    <style:style style:name="T20" style:family="text">
      <style:text-properties fo:color="#000000" fo:language="en" fo:country="US" style:text-underline-style="none" officeooo:rsid="0017fa18"/>
    </style:style>
    <style:style style:name="T21" style:family="text">
      <style:text-properties fo:color="#000000" fo:font-style="normal" officeooo:rsid="00771e7d" style:font-style-asian="normal" style:font-style-complex="normal"/>
    </style:style>
    <style:style style:name="T22" style:family="text">
      <style:text-properties fo:color="#000000" fo:font-style="normal" officeooo:rsid="007897a2" style:font-style-asian="normal" style:font-style-complex="normal"/>
    </style:style>
    <style:style style:name="T23" style:family="text">
      <style:text-properties fo:color="#000000" fo:font-style="normal" officeooo:rsid="007921af" style:font-style-asian="normal" style:font-style-complex="normal"/>
    </style:style>
    <style:style style:name="T24" style:family="text">
      <style:text-properties fo:color="#000000" fo:font-style="normal" officeooo:rsid="0074cbce" style:font-style-asian="normal" style:font-style-complex="normal"/>
    </style:style>
    <style:style style:name="T25" style:family="text">
      <style:text-properties fo:color="#000000" fo:font-style="normal" officeooo:rsid="0073d939" style:font-style-asian="normal" style:font-style-complex="normal"/>
    </style:style>
    <style:style style:name="T26" style:family="text">
      <style:text-properties fo:color="#000000" fo:font-style="normal" officeooo:rsid="007592cf" style:font-style-asian="normal" style:font-style-complex="normal"/>
    </style:style>
    <style:style style:name="T27" style:family="text">
      <style:text-properties fo:language="en" fo:country="none"/>
    </style:style>
    <style:style style:name="T28" style:family="text">
      <style:text-properties officeooo:rsid="001f1cde"/>
    </style:style>
    <style:style style:name="T29" style:family="text">
      <style:text-properties officeooo:rsid="003133ab"/>
    </style:style>
    <style:style style:name="T30" style:family="text">
      <style:text-properties officeooo:rsid="003baeef"/>
    </style:style>
    <style:style style:name="T31" style:family="text">
      <style:text-properties fo:font-style="italic" style:font-style-asian="italic" style:font-style-complex="italic"/>
    </style:style>
    <style:style style:name="T32" style:family="text">
      <style:text-properties fo:font-style="italic" officeooo:rsid="0064ccbb" style:font-style-asian="italic" style:font-style-complex="italic"/>
    </style:style>
    <style:style style:name="T33" style:family="text">
      <style:text-properties fo:font-style="italic" officeooo:rsid="00653c3a"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7592cf" style:font-style-asian="normal" style:font-style-complex="normal"/>
    </style:style>
    <style:style style:name="T36" style:family="text">
      <style:text-properties fo:font-style="normal" officeooo:rsid="007e06c6" style:font-style-asian="normal" style:font-style-complex="normal"/>
    </style:style>
    <style:style style:name="T37" style:family="text">
      <style:text-properties fo:font-style="normal" officeooo:rsid="007f6e19" style:font-style-asian="normal" style:font-style-complex="normal"/>
    </style:style>
    <style:style style:name="T38" style:family="text">
      <style:text-properties fo:font-style="normal" officeooo:rsid="007f8092" style:font-style-asian="normal" style:font-style-complex="normal"/>
    </style:style>
    <style:style style:name="T39" style:family="text">
      <style:text-properties fo:font-style="normal" officeooo:rsid="00802727" style:font-style-asian="normal" style:font-style-complex="normal"/>
    </style:style>
    <style:style style:name="T40" style:family="text">
      <style:text-properties fo:font-style="normal" officeooo:rsid="008374cd" style:font-style-asian="normal" style:font-style-complex="normal"/>
    </style:style>
    <style:style style:name="T41" style:family="text">
      <style:text-properties fo:font-style="normal" officeooo:rsid="00851737" style:font-style-asian="normal" style:font-style-complex="normal"/>
    </style:style>
    <style:style style:name="T42" style:family="text">
      <style:text-properties fo:font-style="normal" officeooo:rsid="00837291" style:font-style-asian="normal" style:font-style-complex="normal"/>
    </style:style>
    <style:style style:name="T43" style:family="text">
      <style:text-properties fo:font-style="normal" officeooo:rsid="008a132c" style:font-style-asian="normal" style:font-style-complex="normal"/>
    </style:style>
    <style:style style:name="T44" style:family="text">
      <style:text-properties officeooo:rsid="003fbc01"/>
    </style:style>
    <style:style style:name="T45" style:family="text">
      <style:text-properties officeooo:rsid="004dee0b"/>
    </style:style>
    <style:style style:name="T46" style:family="text">
      <style:text-properties officeooo:rsid="0056c316"/>
    </style:style>
    <style:style style:name="T47" style:family="text">
      <style:text-properties officeooo:rsid="005c9dfb"/>
    </style:style>
    <style:style style:name="T48" style:family="text">
      <style:text-properties officeooo:rsid="005f1817"/>
    </style:style>
    <style:style style:name="T49" style:family="text">
      <style:text-properties officeooo:rsid="0087ff48"/>
    </style:style>
    <style:style style:name="T50" style:family="text">
      <style:text-properties officeooo:rsid="0092b07a"/>
    </style:style>
    <style:style style:name="T51" style:family="text">
      <style:text-properties officeooo:rsid="009541ac"/>
    </style:style>
    <style:style style:name="T52" style:family="text">
      <style:text-properties officeooo:rsid="00963372"/>
    </style:style>
    <style:style style:name="T53" style:family="text">
      <style:text-properties officeooo:rsid="009d1297"/>
    </style:style>
    <style:style style:name="T54" style:family="text">
      <style:text-properties officeooo:rsid="00a86f3d"/>
    </style:style>
    <style:style style:name="T55" style:family="text">
      <style:text-properties officeooo:rsid="00ab1d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text:span text:style-name="T5">The nuclear era started in 1933, when the European </text:span>physicist, <text:bookmark text:name="firstHeading"/><text:span text:style-name="T27">Enrico Fermi, who concieved the idéa of nuclear chain reaction, and later that year, togheter with Leó Szilárd, <text:s/>they patened the idéa of a nuclear ractor.</text:span></text:p>
      <text:p text:style-name="P4"/>
      <text:p text:style-name="P4">In 1938, two German scientist was able to split a uranium atom with neutron, thus creating nuclear fission, releasing the energy of 2.5 neutrons.</text:p>
      <text:p text:style-name="P4"/>
      <text:p text:style-name="Standard"><text:span text:style-name="T7">Worried by the developments in </text:span><text:span text:style-name="T8">wartime</text:span><text:span text:style-name="T7"> Germany, </text:span><text:span text:style-name="T9">Szilárd wrote, </text:span><text:span text:style-name="T12">in August of 1939,</text:span><text:span text:style-name="T9"> a letter to the US President Franklin D. Roosevelt , signed by Albert Einstein, in which he warned of the danger that Germany might develop atomic bombs. </text:span></text:p>
      <text:p text:style-name="P10"/>
      <text:p text:style-name="P36"><text:span text:style-name="T11">The letter also encouraged the US to </text:span><text:span text:style-name="T1">initiate</text:span><text:span text:style-name="T11"> its own </text:span><text:span text:style-name="T10">nuclear program</text:span></text:p>
      <text:p text:style-name="P5"/>
      <text:p text:style-name="P5">In 1942 the Manhattan Project got underway to counter he suspected Nazi German atomic bomb project. The Nazis were never able to develop a nuclear weapon.</text:p>
      <text:p text:style-name="P5"/>
      <text:p text:style-name="P6">Starting modest, the Manhattan would grow to employ more than 130 000 people, with research and development at more than 30 sites across the UK, Canada, and the United States.</text:p>
      <text:p text:style-name="P6"/>
      <text:p text:style-name="Standard"><text:span text:style-name="T13">At the end of 1945, the project would have cost the </text:span><text:span text:style-name="T2">equivalent </text:span> <text:span text:style-name="T28">to </text:span><text:span text:style-name="T3">$24.5 billion. </text:span><text:span text:style-name="T4">Over 90% </text:span><text:s/><text:span text:style-name="T28">of the costs for constructing plants and produce the m</text:span>aterial needed to create the weapons. The average price for an “A-bomb” would have been around $6.5 billion in today’s value.</text:p>
      <text:p text:style-name="Standard"/>
      <text:p text:style-name="P37"><text:span text:style-name="T5">On July 16, 1945, the US would conduct the Worlds first ever detonation of a</text:span><text:span text:style-name="T20"> nuclear weapon at a testing ground in New Mexico. The test was codenamed “Trinity”.</text:span></text:p>
      <text:p text:style-name="P7"/>
      <text:p text:style-name="Standard"><text:span text:style-name="T16">The bomb, </text:span><text:span text:style-name="T14">similar to the ones who would later be dropped </text:span><text:span text:style-name="T15">on</text:span><text:span text:style-name="T14"> Hiroshima and Nagasaki</text:span><text:span text:style-name="T16">, named “The Gadget”, weight around 4500 kg, and was </text:span><text:span text:style-name="T19">suspended in</text:span><text:span text:style-name="T16"> the top of </text:span><text:span text:style-name="T17">a</text:span><text:span text:style-name="T16"> 30 meter high tower, </text:span><text:span text:style-name="T18">were it would be detonated.</text:span></text:p>
      <text:p text:style-name="Standard"/>
      <text:p text:style-name="Standard"><text:span text:style-name="T5">The explosion sequence was initiated by exploding several small detonations </text:span>simultaneously,<text:span text:style-name="T5"> creating an inward pressure on the core, </text:span><text:span text:style-name="T6">increasing its density</text:span><text:span text:style-name="T5"> resulting in a </text:span><text:span text:style-name="T6">supercritical</text:span><text:span text:style-name="T5"> condition and a nuclear explosion. </text:span></text:p>
      <text:p text:style-name="P7"/>
      <text:p text:style-name="P8">Even though <text:span text:style-name="T29">the Second World War in Europe had ended, the war continued in the east. After an American offensive against major Japan cities, the US together with the UK and China, called on Japan to surrender.</text:span></text:p>
      <text:p text:style-name="P8"/>
      <text:p text:style-name="P9">With no response from Japan, President Harry Truman, <text:span text:style-name="T30">approved the use of atomic weapon on Japanese targets.</text:span></text:p>
      <text:p text:style-name="P9"/>
      <text:p text:style-name="Text_20_body">In the early morning hours of August 6, 1945, three B-29s took of from the Mariana Islands, some 2300 km from mainland Japan, and the mission's primary target, the city of Hiroshima.</text:p>
      <text:p text:style-name="Text_20_body">One plane, the "Enola Gay", was carrying "Little Boy", a four ton nuclear bomb. The other two were assigned to observe and photograph.</text:p>
      <text:p text:style-name="Text_20_body">At 08:15, the "Little Boy" was dropped over Hiroshima. It would fell for 43 seconds, before the detonation sequence would begin, causing it to detonate at a height of 600 meters. </text:p>
      <text:p text:style-name="Text_20_body">Hiroshima, as viewed from the "Enola Gay", just minutes after the detonation. </text:p>
      <text:p text:style-name="P1"/>
      <text:p text:style-name="P1"/>
      <text:p text:style-name="P1"><text:soft-page-break/>It's unknown of many people perished in Hiroshima, but estimations are ranging between 70 000 and 80 000, or about 30% of the population of Hiroshima. </text:p>
      <text:p text:style-name="Standard"/>
      <text:p text:style-name="Text_20_body">With no signs of any Japanese surrender, the US to proceed with dropping a second bomb.</text:p>
      <text:p text:style-name="Text_20_body">On August 9, a near identical mission to the August 6, with "Fat Man" in its loads, took flight.</text:p>
      <text:p text:style-name="Text_20_body">The orginal target was the city of Kokura, but clouds made it impossible to get a visual target, and release the bomb.</text:p>
      <text:p text:style-name="Text_20_body">Running low on fuel, they chose their secondary target, Nagasaki. At 11:01, "Fat Man" was dropped.</text:p>
      <text:p text:style-name="Standard">Nagasaki, as viewed from Koyagi-jima, about 10 km from the detonation, minutes after the bomb were dropped. </text:p>
      <text:p text:style-name="Standard"/>
      <text:p text:style-name="Text_20_body">It's estimated that between 60 000 and 80 000 perished in Nagasaki, making total toll of human loss to over 150 000.</text:p>
      <text:p text:style-name="Text_20_body">On August 15, the Emperor of Japan, announced the country’s surrender.</text:p>
      <text:p text:style-name="P20"/>
      <text:p text:style-name="P3"/>
      <text:p text:style-name="P3"/>
      <text:p text:style-name="P14">Rising doubt</text:p>
      <text:p text:style-name="Standard">After the atomic bombings of Japan, the US started developing a weapon with a much greater yield than those dropped on Japan, a so called hydrogen bomb or thermonuclear weapon.</text:p>
      <text:p text:style-name="P11"/>
      <text:p text:style-name="P21"><text:span text:style-name="T31">Operations Crossroads, </text:span><text:span text:style-name="T32">1946- </text:span><text:span text:style-name="T31"><text:s/></text:span><text:span text:style-name="T33">the first underwater nuclear explosion. </text:span></text:p>
      <text:p text:style-name="P24"/>
      <text:p text:style-name="P11">This idea was greatly opposed by many of the scientist who worked on the <text:span text:style-name="T44">original</text:span> bomb at Los Alamos. <text:span text:style-name="T44">The idea of opposing was both technical and moral, they thought that it could only be used as a weapon of genocide.</text:span></text:p>
      <text:p text:style-name="P11"/>
      <text:p text:style-name="Standard">Albert Einstein, who originally supported the development, became one of its strongest resistors. </text:p>
      <text:p text:style-name="Standard"/>
      <text:p text:style-name="P38">“I do not know how the Third World War will be fought, but I can tell you what they will use in the Fourth - rocks!” </text:p>
      <text:p text:style-name="P38"/>
      <text:p text:style-name="P39">Albert Einstein, 1948</text:p>
      <text:p text:style-name="P11"/>
      <text:p text:style-name="P16">With the ongoing Cold War, t<text:span text:style-name="T45">he promoters of the development says it would be inevitable in order to protect US citizens, when the Soviet Union was likely themselves to develop its own weapon.</text:span></text:p>
      <text:p text:style-name="P16"/>
      <text:p text:style-name="P17">But in response to the first Soviet atomic bomb <text:span text:style-name="T46">in 1949, President Harry Truman, gave the green light to the development of a thermonuclear weapon.</text:span></text:p>
      <text:p text:style-name="P17"/>
      <text:p text:style-name="P17"/>
      <text:p text:style-name="P12">The new <text:span text:style-name="T48">arms race</text:span></text:p>
      <text:p text:style-name="P18">The development <text:span text:style-name="T53">of the new weapon </text:span>were put into highest gear, and by the end of 1952, the US would conduct “Operation Ivy”, conducting the first tests with thermonuclear weapon. </text:p>
      <text:p text:style-name="P18"/>
      <text:p text:style-name="P33">The first, called “Mike”, was over 600 times more powerful than the bomb released over Hiroshima.</text:p>
      <text:p text:style-name="P18"/>
      <text:p text:style-name="P19">The Soviets, not be <text:span text:style-name="T47">outdone, starting designing its own thermonuclear weapon, and within a half </text:span><text:soft-page-break/><text:span text:style-name="T47">year, they would have constructed and detonated, its very own thermonuclear weapon.</text:span></text:p>
      <text:p text:style-name="P19"/>
      <text:p text:style-name="Standard">In 1954 the US would detonate the Castle Bravo, the first practical thermonuclear weapon at the Bikini Atoll, Marshall Island  in the Pacific Ocean.<text:span text:style-name="T21"> W</text:span><text:span text:style-name="T22">ith a yield of 15 megaton, </text:span><text:span text:style-name="T21">it far exceeded </text:span><text:span text:style-name="T23">its d</text:span><text:span text:style-name="T24">esigned</text:span><text:span text:style-name="T25"> </text:span><text:span text:style-name="T24">yield </text:span><text:span text:style-name="T26">of 6 megatons.</text:span></text:p>
      <text:p text:style-name="P32"/>
      <text:p text:style-name="P26"><text:span text:style-name="T35">P</text:span><text:span text:style-name="T34">oor weather conditions caused a cloud of nuclear fallou</text:span><text:span text:style-name="T36">t </text:span><text:span text:style-name="T43">to drift</text:span><text:span text:style-name="T36">. </text:span><text:span text:style-name="T37">Over 200 natives of the Marshall Islands </text:span><text:span text:style-name="T38">were exposed to </text:span><text:span text:style-name="T39">significant amount of radiation. A</text:span><text:span text:style-name="T42">lso the crew of a nearby Japanese fishin</text:span><text:span text:style-name="T40">g</text:span><text:span text:style-name="T42"> boat, </text:span><text:span text:style-name="T41">returned suffering radiation sickness and skin burns. </text:span><text:span text:style-name="T49">The dangers of fallout now became aware to the public eye.</text:span></text:p>
      <text:p text:style-name="P19"/>
      <text:p text:style-name="P19"/>
      <text:p text:style-name="P15">Building the most powerful weapon ever. </text:p>
      <text:p text:style-name="P15"/>
      <text:p text:style-name="P34">Tsar Bomba</text:p>
      <text:p text:style-name="P27"/>
      <text:p text:style-name="P27"/>
      <text:p text:style-name="P35">It wasn't just the US who <text:span text:style-name="T54">was developing </text:span></text:p>
      <text:p text:style-name="P27"/>
      <text:p text:style-name="P41">Over in the Soviet <text:span text:style-name="T55">Union</text:span></text:p>
      <text:p text:style-name="P27"/>
      <text:p text:style-name="P27"/>
      <text:p text:style-name="P27"/>
      <text:p text:style-name="P13">What if?</text:p>
      <text:p text:style-name="P25"/>
      <text:p text:style-name="P25"/>
      <text:p text:style-name="Standard"><text:span text:style-name="T31">“Every man, woman and child lives under a nuclear </text:span><text:a xlink:type="simple" xlink:href="http://en.wikipedia.org/wiki/sword_of_Damocles"><text:span text:style-name="T31">sword of Damocles</text:span></text:a><text:span text:style-name="T31">, hanging by the slenderest of threads, capable of being cut at any moment by accident, or miscalculation, or by madness. The weapons of war must be abolished before they abolish us. “ - Kennedy, UN Speech 61</text:span></text:p>
      <text:p text:style-name="P25"/>
      <text:p text:style-name="P25"/>
      <text:p text:style-name="P22">Interactive world map with timeline of other countries first detonations.</text:p>
      <text:p text:style-name="P22"/>
      <text:p text:style-name="P22"/>
      <text:p text:style-name="P23">Fact box – Statistics of current number of nuclear weapons.</text:p>
      <text:p text:style-name="P23"/>
      <text:p text:style-name="P28"/>
      <text:p text:style-name="P28"/>
      <text:p text:style-name="P28">Accidents <text:span text:style-name="T51">do happen...</text:span></text:p>
      <text:p text:style-name="P29"/>
      <text:p text:style-name="P29"/>
      <text:p text:style-name="P31">Just four days after <text:span text:style-name="T52">the</text:span></text:p>
      <text:p text:style-name="P29"/>
      <text:p text:style-name="P29"/>
      <text:p text:style-name="P29">Eureka crash</text:p>
      <text:p text:style-name="P29"/>
      <text:p text:style-name="P30">Miss<text:span text:style-name="T50">i</text:span>le, Jelts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7T12:02:19.153000000</meta:creation-date>
    <dc:date>2014-01-14T13:36:16.947000000</dc:date>
    <meta:editing-duration>PT12H50M52S</meta:editing-duration>
    <meta:editing-cycles>138</meta:editing-cycles>
    <meta:generator>LibreOffice/4.1.4.2$Windows_x86 LibreOffice_project/0a0440ccc0227ad9829de5f46be37cfb6edcf72</meta:generator>
    <meta:document-statistic meta:table-count="0" meta:image-count="0" meta:object-count="0" meta:page-count="3" meta:paragraph-count="51" meta:word-count="1066" meta:character-count="6258" meta:non-whitespace-character-count="5225"/>
  </office:meta>
</office:document-meta>
</file>